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32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2.125cm" fo:min-width="2.8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3.3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6" style:family="graphic" style:parent-style-name="standard">
      <style:graphic-properties draw:textarea-horizontal-align="justify" draw:textarea-vertical-align="middle" draw:auto-grow-height="false" fo:min-height="2.487cm" fo:min-width="1.901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8cm" fo:min-width="2.02cm"/>
    </style:style>
    <style:style style:name="gr10" style:family="graphic" style:parent-style-name="standard">
      <style:graphic-properties svg:stroke-width="0.018cm" draw:marker-start-width="0.227cm" draw:marker-end="Arrow" draw:marker-end-width="0.227cm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3cm" svg:height="3.81cm" svg:x="3.4cm" svg:y="5.09cm">
          <text:p text:style-name="P1"><text:span text:style-name="T1">Neo4j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3" draw:id="id3" draw:layer="layout" svg:width="3.3cm" svg:height="3.8cm" svg:x="10.6cm" svg:y="5.1cm">
          <text:p text:style-name="P1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" draw:id="id1" draw:layer="layout" svg:width="3.8cm" svg:height="2.2cm" svg:x="6.1cm" svg:y="10.2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5cm" svg:height="2cm" svg:x="2.4cm" svg:y="14.2cm">
          <text:p text:style-name="P1"><text:span text:style-name="T1">Web U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2.2cm" svg:height="0.8cm" svg:x="6.9cm" svg:y="12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2.4cm" svg:height="3.1cm" svg:x="1.5cm" svg:y="1.1cm">
          <text:p text:style-name="P1"><text:span text:style-name="T2">Knowledge</text:span></text:p>
          <text:p text:style-name="P1"><text:span text:style-name="T2">Grap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7" draw:id="id7" draw:layer="layout" svg:width="2.4cm" svg:height="3.1cm" svg:x="6.2cm" svg:y="1.1cm">
          <text:p text:style-name="P1"><text:span text:style-name="T2">Twitter</text:span></text:p>
          <text:p text:style-name="P1"><text:span text:style-name="T2">Us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12" draw:id="id12" draw:layer="layout" svg:width="2.4cm" svg:height="3.1cm" svg:x="9.2cm" svg:y="1.1cm">
          <text:p text:style-name="P1"><text:span text:style-name="T2">Influencer</text:span></text:p>
          <text:p text:style-name="P1"><text:span text:style-name="T2">Lis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13" draw:id="id13" draw:layer="layout" svg:width="2.4cm" svg:height="3.1cm" svg:x="12.2cm" svg:y="1.1cm">
          <text:p text:style-name="P1"><text:span text:style-name="T2">GeoNames</text:span></text:p>
          <text:p text:style-name="P1"><text:span text:style-name="T2">Plac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8" draw:id="id8" draw:layer="layout" svg:width="2.4cm" svg:height="3.1cm" svg:x="14.9cm" svg:y="1.1cm">
          <text:p text:style-name="P1"><text:span text:style-name="T2">Twitter</text:span></text:p>
          <text:p text:style-name="P1"><text:span text:style-name="T2">Users</text:span></text:p>
          <text:p text:style-name="P1"><text:span text:style-name="T2">Test Se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4" draw:layer="layout" svg:x1="8cm" svg:y1="10.2cm" svg:x2="5.05cm" svg:y2="8.9cm" draw:start-shape="id1" draw:start-glue-point="0" draw:end-shape="id2" draw:end-glue-point="7" svg:d="M8000 10200v-649h-2950v-651" svg:viewBox="0 0 2951 1301">
          <text:p/>
        </draw:connector>
        <draw:connector draw:style-name="gr7" draw:text-style-name="P4" draw:layer="layout" svg:x1="8cm" svg:y1="10.2cm" svg:x2="12.25cm" svg:y2="8.9cm" draw:start-shape="id1" draw:start-glue-point="0" draw:end-shape="id3" draw:end-glue-point="7" svg:d="M8000 10200v-649h4250v-651" svg:viewBox="0 0 4251 1301">
          <text:p/>
        </draw:connector>
        <draw:connector draw:style-name="gr7" draw:text-style-name="P4" draw:layer="layout" svg:x1="5.9cm" svg:y1="15.2cm" svg:x2="8cm" svg:y2="12.8cm" draw:start-shape="id4" draw:start-glue-point="1" draw:end-shape="id5" draw:end-glue-point="2" svg:d="M5900 15200h2100v-2400" svg:viewBox="0 0 2101 2401">
          <text:p/>
        </draw:connector>
        <draw:connector draw:style-name="gr8" draw:text-style-name="P1" draw:layer="layout" svg:x1="3.4cm" svg:y1="6.995cm" svg:x2="2.7cm" svg:y2="4.2cm" draw:start-shape="id2" draw:start-glue-point="6" draw:end-shape="id6" draw:end-glue-point="6" svg:d="M3400 6995h-700v-2795" svg:viewBox="0 0 701 2796">
          <text:p/>
        </draw:connector>
        <draw:connector draw:style-name="gr8" draw:text-style-name="P1" draw:layer="layout" svg:x1="10.6cm" svg:y1="7cm" svg:x2="7.4cm" svg:y2="4.2cm" draw:start-shape="id3" draw:start-glue-point="6" draw:end-shape="id7" draw:end-glue-point="6" svg:d="M10600 7000h-3200v-2800" svg:viewBox="0 0 3201 2801">
          <text:p/>
        </draw:connector>
        <draw:connector draw:style-name="gr8" draw:text-style-name="P1" draw:layer="layout" svg:x1="13.9cm" svg:y1="7cm" svg:x2="16.1cm" svg:y2="4.2cm" draw:start-shape="id3" draw:start-glue-point="8" draw:end-shape="id8" draw:end-glue-point="6" svg:d="M13900 7000h2200v-2800" svg:viewBox="0 0 2201 2801">
          <text:p/>
        </draw:connector>
        <draw:custom-shape draw:style-name="gr9" draw:text-style-name="P3" xml:id="id9" draw:id="id9" draw:layer="layout" svg:width="4cm" svg:height="1.6cm" svg:x="12.1cm" svg:y="9.9cm">
          <text:p text:style-name="P1"><text:span text:style-name="T2">Data</text:span></text:p>
          <text:p text:style-name="P1"><text:span text:style-name="T2">Collec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xml:id="id10" draw:id="id10" draw:layer="layout" svg:width="4cm" svg:height="1.6cm" svg:x="12.1cm" svg:y="11.8cm">
          <text:p text:style-name="P1"><text:span text:style-name="T2">Localization</text:span></text:p>
          <text:p text:style-name="P1"><text:span text:style-name="T2">Mode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9.9cm" svg:y1="11.3cm" svg:x2="12.6cm" svg:y2="10.7cm" draw:start-shape="id1" draw:start-glue-point="1" draw:end-shape="id9" draw:end-glue-point="9" svg:d="M9900 11300h1100v-600h1600" svg:viewBox="0 0 2701 601">
          <text:p/>
        </draw:connector>
        <draw:connector draw:style-name="gr8" draw:text-style-name="P1" draw:layer="layout" svg:x1="9.9cm" svg:y1="11.3cm" svg:x2="12.6cm" svg:y2="12.6cm" draw:start-shape="id1" draw:start-glue-point="1" draw:end-shape="id10" draw:end-glue-point="9" svg:d="M9900 11300h1100v1300h1600" svg:viewBox="0 0 2701 1301">
          <text:p/>
        </draw:connector>
        <draw:custom-shape draw:style-name="gr9" draw:text-style-name="P3" xml:id="id11" draw:id="id11" draw:layer="layout" svg:width="4cm" svg:height="1.6cm" svg:x="12.1cm" svg:y="13.7cm">
          <text:p text:style-name="P1"><text:span text:style-name="T2">Model</text:span></text:p>
          <text:p text:style-name="P1"><text:span text:style-name="T2">Test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9.9cm" svg:y1="11.3cm" svg:x2="12.6cm" svg:y2="14.5cm" draw:start-shape="id1" draw:start-glue-point="1" draw:end-shape="id11" draw:end-glue-point="9" svg:d="M9900 11300h1100v3200h1600" svg:viewBox="0 0 2701 3201">
          <text:p/>
        </draw:connector>
        <draw:custom-shape draw:style-name="gr6" draw:text-style-name="P3" xml:id="id14" draw:id="id14" draw:layer="layout" svg:width="2.4cm" svg:height="3.1cm" svg:x="17.5cm" svg:y="1.1cm">
          <text:p text:style-name="P1"><text:span text:style-name="T2">Twee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12.25cm" svg:y1="5.1cm" svg:x2="10.4cm" svg:y2="4.2cm" draw:start-shape="id3" draw:start-glue-point="5" draw:end-shape="id12" draw:end-glue-point="6" svg:d="M12250 5100v-449h-1850v-451" svg:viewBox="0 0 1851 901">
          <text:p/>
        </draw:connector>
        <draw:connector draw:style-name="gr8" draw:text-style-name="P1" draw:layer="layout" svg:x1="12.25cm" svg:y1="5.1cm" svg:x2="13.4cm" svg:y2="4.2cm" draw:start-shape="id3" draw:start-glue-point="5" draw:end-shape="id13" draw:end-glue-point="6" svg:d="M12250 5100v-449h1150v-451" svg:viewBox="0 0 1151 901">
          <text:p/>
        </draw:connector>
        <draw:connector draw:style-name="gr8" draw:text-style-name="P1" draw:layer="layout" svg:x1="13.9cm" svg:y1="7cm" svg:x2="18.7cm" svg:y2="4.2cm" draw:start-shape="id3" draw:start-glue-point="8" draw:end-shape="id14" draw:end-glue-point="6" svg:d="M13900 7000h4800v-2800" svg:viewBox="0 0 4801 2801">
          <text:p/>
        </draw:connector>
        <draw:custom-shape draw:style-name="gr9" draw:text-style-name="P3" xml:id="id15" draw:id="id15" draw:layer="layout" svg:width="4cm" svg:height="1.6cm" svg:x="15.1cm" svg:y="7.6cm">
          <text:p text:style-name="P1"><text:span text:style-name="T2">Twitter</text:span></text:p>
          <text:p text:style-name="P1"><text:span text:style-name="T2">API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1" draw:layer="layout" svg:x1="15.6cm" svg:y1="10.7cm" svg:x2="17.1cm" svg:y2="9.2cm" draw:start-shape="id9" draw:start-glue-point="6" draw:end-shape="id15" draw:end-glue-point="8" svg:d="M15600 10700h1500v-1500" svg:viewBox="0 0 15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0:41:54.927000000</meta:creation-date>
    <dc:date>2020-01-26T21:49:42.620232387</dc:date>
    <meta:editing-duration>PT6H57M45S</meta:editing-duration>
    <meta:editing-cycles>7</meta:editing-cycles>
    <meta:generator>LibreOffice/6.0.7.3$Linux_X86_64 LibreOffice_project/00m0$Build-3</meta:generator>
    <meta:document-statistic meta:object-count="28"/>
  </office:meta>
</office:document-meta>
</file>